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NotFoundException.ge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NotFoundException.ConverterNotFoundException( @ Nullable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erNotFoundException.get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